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PRECEDING THE UPPER ROOM (26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CTION PRECEDING THE UPPER ROOM (26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ediction (2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s (26:3-5, 14-1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ots (26:3-5, 14-16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lot by Caiaphas (26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lot by Judas (26:14-1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CTION PRECEDING THE UPPER ROOM (26:1-16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rediction (2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lots (26:3-5, 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eparation (26:6-1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reparation (26:6-13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dedication (26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denunciation (26:8-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defense (26:10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defense (26:10-13):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reparation aspect (26:10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rophetic aspect (26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preparation (26:6-13):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dedication (26:6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denunciation (26:8-9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defense (26:10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ACTION PRECEDING THE UPPER ROOM (26:1-16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rediction (26:1-2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lots (26:3-5, 14-1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eparation (26:6-1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6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ACTION PRECEDING THE UPPER ROOM (26:1-1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ACTION IN THE UPPER ROOM (26:17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ACTION IN THE UPPER ROOM (26:17-30)<text:s text:c="1"/></text:span><text:span text:style-name="a574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instructions (26:17-19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indictment (26:20-25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indictment (26:20-25)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Jesus' betrayal (26:20-2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Jesus' betrayer (26:2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ACTION IN THE UPPER ROOM (26:17-30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instructions (26:17-1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ndictment (26:20-2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stitution (26:26-3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3" draw:style-name="a620" draw:master-page-name="Master1-Layout1-title-Title-Slide" presentation:presentation-page-layout-name="Master1-PPL1" draw:id="Slide-268">
        <draw:frame draw:id="id107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The institution (26:26-30)<text:s text:c="1"/></text:span><text:span text:style-name="a622" text:class-names=""/></text:p>
          </draw:text-box>
          <svg:title/>
          <svg:desc/>
        </draw:frame>
        <draw:frame draw:id="id108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supper (26:26-29): The Lord's Supper is now instituted.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supper (26:26-29): The Lord's Supper is now instituted.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e speaks concerning the bread (26:2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speaks concerning the cup (26:27-2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institution (26:26-30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supper (26:26-29): The Lord's Supper is now instituted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ong (26:3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CTION IN THE UPPER ROOM (26:17-30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structions (26:17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ndictment (26:20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institution (26:26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MATTHEW 26</text:span><text:span text:style-name="a680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ACTION PRECEDING THE UPPER ROOM (26:1-1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CTION IN THE UPPER ROOM (26:17-3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CTION FOLLOWING THE UPPER ROOM (26:31-7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8" draw:style-name="a696" draw:master-page-name="Master1-Layout1-title-Title-Slide" presentation:presentation-page-layout-name="Master1-PPL1" draw:id="Slide-273">
        <draw:frame draw:id="id117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THE ACTION FOLLOWING THE UPPER ROOM (26:31-75)<text:s text:c="1"/></text:span><text:span text:style-name="a698" text:class-names=""/></text:p>
          </draw:text-box>
          <svg:title/>
          <svg:desc/>
        </draw:frame>
        <draw:frame draw:id="id118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prophecy of Jesus (26:31-35, 56b, 69-75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9" draw:style-name="a706" draw:master-page-name="Master1-Layout1-title-Title-Slide" presentation:presentation-page-layout-name="Master1-PPL1" draw:id="Slide-274">
        <draw:frame draw:id="id119" presentation:style-name="a710" draw:name="Title 1" svg:x="1.38in" svg:y="0.83in" svg:width="10.3in" svg:height="4.42in" presentation:class="title" presentation:placeholder="false">
          <draw:text-box>
            <text:p text:style-name="a709" text:class-names="" text:cond-style-name=""><text:span text:style-name="a707" text:class-names=""><text:s text:c="1"/>The prophecy of Jesus (26:31-35, 56b, 69-75)<text:s text:c="1"/></text:span><text:span text:style-name="a708" text:class-names=""/></text:p>
          </draw:text-box>
          <svg:title/>
          <svg:desc/>
        </draw:frame>
        <draw:frame draw:id="id120" presentation:style-name="a715" draw:name="Subtitle 2" svg:x="1.38in" svg:y="5.25in" svg:width="10.3in" svg:height="1.85in" presentation:class="subtitle" presentation:placeholder="false">
          <draw:text-box>
            <text:p text:style-name="a712" text:class-names="" text:cond-style-name=""><text:span text:style-name="a711" text:class-names=""><text:s text:c="1"/>As foretold (26:31-35):<text:s text:c="1"/></text:span></text:p>
            <text:p text:style-name="a714" text:class-names="" text:cond-style-name=""><text:span text:style-name="a713" text:class-names=""/></text:p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As foretold (26:31-35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ll will desert him (26:31-3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One will deny him (26:33-35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The prophecy of Jesus (26:31-35, 56b, 69-75)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As foretold (26:31-3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As fulfilled (26:56b, 69-7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As fulfilled (26:56b, 69-7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desertion (26:56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denial (26:69-7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prophecy of Jesus (26:31-35, 56b, 69-75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As foretold (26:31-3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As fulfilled (26:56b, 69-75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ACTION FOLLOWING THE UPPER ROOM (26:31-75)<text:s text:c="1"/></text:span><text:span text:style-name="a778" text:class-names=""/></text:p>
          </draw:text-box>
          <svg:title/>
          <svg:desc/>
        </draw:frame>
        <draw:frame draw:id="id130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prophecy of Jesus (26:31-35, 56b, 69-7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ayers of Jesus (26:36-46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5" draw:style-name="a791" draw:master-page-name="Master1-Layout12-tx-Title-and-Text" presentation:presentation-page-layout-name="Master1-PPL12" draw:id="Slide-280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prayers of Jesus (26:36-46)<text:s text:c="1"/></text:span><text:span text:style-name="a793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The assistance he seeks (26:36-38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agony he suffers (26:39-4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<text:s text:c="1"/>The agony he suffers (26:39-46)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<text:s text:c="1"/>His first prayer (26:39-41)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His first prayer (26:39-41)<text:s text:c="1"/></text:span><text:span text:style-name="a818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struggle (26: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sleepers (26:40-41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agony he suffers (26:39-46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His first prayer (26:39-41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His second prayer (26:42-4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is second prayer (26:42-43)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struggle (26:4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leepers (26:4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agony he suffers (26:39-46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His first prayer (26:39-4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His second prayer (26:42-43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is third prayer (26:44-4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is third prayer (26:44-46)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struggle (26:44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sleepers (26:45-46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<text:s text:c="1"/>The agony he suffers (26:39-46)<text:s text:c="1"/></text:span><text:span text:style-name="a896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is first prayer (26:39-4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is second prayer (26:42-43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His third prayer (26:44-46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3" draw:style-name="a912" draw:master-page-name="Master1-Layout12-tx-Title-and-Text" presentation:presentation-page-layout-name="Master1-PPL12" draw:id="Slide-288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The prayers of Jesus (26:36-46)<text:s text:c="1"/></text:span><text:span text:style-name="a914" text:class-names=""/></text:p>
          </draw:text-box>
          <svg:title/>
          <svg:desc/>
        </draw:frame>
        <draw:frame draw:id="id148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assistance he seeks (26:36-38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agony he suffers (26:39-46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4" draw:style-name="a927" draw:master-page-name="Master1-Layout12-tx-Title-and-Text" presentation:presentation-page-layout-name="Master1-PPL12" draw:id="Slide-289">
        <draw:frame draw:id="id149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THE ACTION FOLLOWING THE UPPER ROOM (26:31-75)<text:s text:c="1"/></text:span><text:span text:style-name="a929" text:class-names=""/></text:p>
          </draw:text-box>
          <svg:title/>
          <svg:desc/>
        </draw:frame>
        <draw:frame draw:id="id150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The prophecy of Jesus (26:31-35, 56b, 69-7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prayers of Jesus (26:36-46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The persecutions of Jesus (26:47-56a, 57-68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5" draw:style-name="a945" draw:master-page-name="Master1-Layout1-title-Title-Slide" presentation:presentation-page-layout-name="Master1-PPL1" draw:id="Slide-290">
        <draw:frame draw:id="id151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The persecutions of Jesus (26:47-56a, 57-68)<text:s text:c="1"/></text:span><text:span text:style-name="a947" text:class-names=""/></text:p>
          </draw:text-box>
          <svg:title/>
          <svg:desc/>
        </draw:frame>
        <draw:frame draw:id="id152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He is arrested (26:47-56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6" draw:style-name="a955" draw:master-page-name="Master1-Layout12-tx-Title-and-Text" presentation:presentation-page-layout-name="Master1-PPL12" draw:id="Slide-291">
        <draw:frame draw:id="id153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He is arrested (26:47-56)<text:s text:c="1"/></text:span><text:span text:style-name="a957" text:class-names=""/></text:p>
          </draw:text-box>
          <svg:title/>
          <svg:desc/>
        </draw:frame>
        <draw:frame draw:id="id154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Jesus and Judas (26:47-50a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Jesus and Peter (26:50b-5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Judas and the soldiers (26:55-56a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7" draw:style-name="a973" draw:master-page-name="Master1-Layout12-tx-Title-and-Text" presentation:presentation-page-layout-name="Master1-PPL12" draw:id="Slide-292">
        <draw:frame draw:id="id15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persecutions of Jesus (26:47-56a, 57-68)<text:s text:c="1"/></text:span><text:span text:style-name="a975" text:class-names=""/></text:p>
          </draw:text-box>
          <svg:title/>
          <svg:desc/>
        </draw:frame>
        <draw:frame draw:id="id156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He is arrested (26:47-56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e is accused (26:57-6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8" draw:style-name="a988" draw:master-page-name="Master1-Layout1-title-Title-Slide" presentation:presentation-page-layout-name="Master1-PPL1" draw:id="Slide-293">
        <draw:frame draw:id="id157" presentation:style-name="a992" draw:name="Title 1" svg:x="1.38in" svg:y="0.83in" svg:width="10.3in" svg:height="4.42in" presentation:class="title" presentation:placeholder="false">
          <draw:text-box>
            <text:p text:style-name="a991" text:class-names="" text:cond-style-name=""><text:span text:style-name="a989" text:class-names=""><text:s text:c="1"/>He is accused (26:57-66)<text:s text:c="1"/></text:span><text:span text:style-name="a990" text:class-names=""/></text:p>
          </draw:text-box>
          <svg:title/>
          <svg:desc/>
        </draw:frame>
        <draw:frame draw:id="id158" presentation:style-name="a997" draw:name="Subtitle 2" svg:x="1.38in" svg:y="5.25in" svg:width="10.3in" svg:height="1.85in" presentation:class="subtitle" presentation:placeholder="false">
          <draw:text-box>
            <text:p text:style-name="a994" text:class-names="" text:cond-style-name=""><text:span text:style-name="a993" text:class-names=""><text:s text:c="1"/>The attempts (26:57-61)<text:s text:c="1"/></text:span></text:p>
            <text:p text:style-name="a996" text:class-names="" text:cond-style-name=""><text:span text:style-name="a995" text:class-names=""/></text:p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<text:s text:c="1"/>The attempts (26:57-61)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rantic efforts to locate false witnesses against Jesus (26:57-59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utile efforts to locate false witnesses against Jesus (26:60-61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<text:s text:c="1"/>He is accused (26:57-66)<text:s text:c="1"/></text:span><text:span text:style-name="a1015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<text:s text:c="1"/>The attempts (26:57-61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<text:s text:c="1"/>The affirmation (26:62-64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agreement (26:65-66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<text:s text:c="1"/>The persecutions of Jesus (26:47-56a, 57-68)<text:s text:c="1"/></text:span><text:span text:style-name="a1033" text:class-names=""/></text:p>
          </draw:text-box>
          <svg:title/>
          <svg:desc/>
        </draw:frame>
        <draw:frame draw:id="id164" presentation:style-name="a1048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He is arrested (26:47-56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He is accused (26:57-66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is assaulted (26:67-68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42" draw:style-name="a1049" draw:master-page-name="Master1-Layout12-tx-Title-and-Text" presentation:presentation-page-layout-name="Master1-PPL12" draw:id="Slide-297">
        <draw:frame draw:id="id165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THE ACTION FOLLOWING THE UPPER ROOM (26:31-75)<text:s text:c="1"/></text:span><text:span text:style-name="a1051" text:class-names=""/></text:p>
          </draw:text-box>
          <svg:title/>
          <svg:desc/>
        </draw:frame>
        <draw:frame draw:id="id166" presentation:style-name="a1066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rophecy of Jesus (26:31-35, 56b, 69-75)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prayers of Jesus (26:36-46)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The persecutions of Jesus (26:47-56a, 57-68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43" draw:style-name="a1067" draw:master-page-name="Master1-Layout12-tx-Title-and-Text" presentation:presentation-page-layout-name="Master1-PPL12" draw:id="Slide-298">
        <draw:frame draw:id="id167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MATTHEW 26</text:span><text:span text:style-name="a1069" text:class-names=""/></text:p>
          </draw:text-box>
          <svg:title/>
          <svg:desc/>
        </draw:frame>
        <draw:frame draw:id="id168" presentation:style-name="a1084" draw:name="Text Placeholder 2" svg:x="1.38in" svg:y="2in" svg:width="9.4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ACTION PRECEDING THE UPPER ROOM (26:1-16)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ACTION IN THE UPPER ROOM (26:17-30)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ACTION FOLLOWING THE UPPER ROOM (26:31-75)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6</dc:title>
    <meta:initial-creator>David STRICKLAND</meta:initial-creator>
    <dc:creator>David STRICKLAND</dc:creator>
    <meta:creation-date>2020-02-22T17:36:17Z</meta:creation-date>
    <dc:date>2020-02-22T17:36:18Z</dc:date>
    <meta:template xlink:href="BibleStudy" xlink:type="simple"/>
    <meta:editing-cycles>1</meta:editing-cycles>
    <meta:editing-duration>PT0S</meta:editing-duration>
    <meta:document-statistic meta:paragraph-count="137" meta:word-count="1043"/>
  </office:meta>
</office:document-meta>
</file>